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906b" officeooo:paragraph-rsid="000a906b"/>
    </style:style>
    <style:style style:name="P2" style:family="paragraph" style:parent-style-name="Standard">
      <style:text-properties fo:font-size="13pt" officeooo:rsid="000a906b" officeooo:paragraph-rsid="000a906b" style:font-size-asian="13pt" style:font-size-complex="13pt"/>
    </style:style>
    <style:style style:name="P3" style:family="paragraph" style:parent-style-name="Standard">
      <style:text-properties fo:font-size="13pt" fo:font-weight="bold" officeooo:rsid="000a906b" officeooo:paragraph-rsid="000a906b" style:font-size-asian="13pt" style:font-weight-asian="bold" style:font-size-complex="13pt" style:font-weight-complex="bold"/>
    </style:style>
    <style:style style:name="P4" style:family="paragraph" style:parent-style-name="Standard" style:list-style-name="L1">
      <style:text-properties fo:font-weight="bold" officeooo:rsid="000a906b" officeooo:paragraph-rsid="000a906b" style:font-weight-asian="bold" style:font-weight-complex="bold"/>
    </style:style>
    <style:style style:name="P5" style:family="paragraph" style:parent-style-name="Standard">
      <style:text-properties fo:font-weight="bold" officeooo:rsid="000a906b" officeooo:paragraph-rsid="000a906b" style:font-weight-asian="bold" style:font-weight-complex="bold"/>
    </style:style>
    <style:style style:name="P6" style:family="paragraph" style:parent-style-name="Standard">
      <style:text-properties fo:font-weight="bold" officeooo:rsid="000a906b" officeooo:paragraph-rsid="000ad476" style:font-weight-asian="bold" style:font-weight-complex="bold"/>
    </style:style>
    <style:style style:name="P7" style:family="paragraph" style:parent-style-name="Standard">
      <style:text-properties fo:font-weight="normal" officeooo:rsid="000a906b" officeooo:paragraph-rsid="000a906b" style:font-weight-asian="normal" style:font-weight-complex="normal"/>
    </style:style>
    <style:style style:name="P8" style:family="paragraph" style:parent-style-name="Standard">
      <style:text-properties fo:font-weight="normal" officeooo:rsid="000ad476" officeooo:paragraph-rsid="000ad476" style:font-weight-asian="normal" style:font-weight-complex="normal"/>
    </style:style>
    <style:style style:name="P9" style:family="paragraph" style:parent-style-name="Standard">
      <style:text-properties fo:font-weight="normal" officeooo:rsid="000eb3db" officeooo:paragraph-rsid="000ad476"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ad476"/>
    </style:style>
    <style:style style:name="T3" style:family="text">
      <style:text-properties fo:font-size="13pt" style:font-size-asian="13pt" style:font-size-complex="13pt"/>
    </style:style>
    <style:style style:name="T4" style:family="text">
      <style:text-properties fo:font-size="13pt" officeooo:rsid="000ad476" style:font-size-asian="13pt" style:font-size-complex="13pt"/>
    </style:style>
    <style:style style:name="T5" style:family="text">
      <style:text-properties fo:font-size="12pt" style:font-size-asian="12pt" style:font-size-complex="12pt"/>
    </style:style>
    <style:style style:name="T6" style:family="text">
      <style:text-properties fo:font-size="12pt" officeooo:rsid="000ad476" style:font-size-asian="12pt" style:font-size-complex="12pt"/>
    </style:style>
    <style:style style:name="T7" style:family="text">
      <style:text-properties fo:font-size="12pt" officeooo:rsid="000bf4b9" style:font-size-asian="12pt" style:font-size-complex="12pt"/>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Exercise 5.1</text:p>
      <text:p text:style-name="P2"><text:span text:style-name="T1"/></text:p>
      <text:list xml:id="list4206355197" text:style-name="L1">
        <text:list-item>
          <text:p text:style-name="P4">Explain why the example program lab5.c didn’t always produce the correct results?</text:p>
          <text:p text:style-name="P4"/>
        </text:list-item>
      </text:list>
      <text:p text:style-name="P1">Essentially what was happening here is that there was a ‘race condition’ between the sending thread and the receiving thread to access the message queue. <text:s/>Since in order to access the message queue a thread must first acquire it using the mq_open() function, when one thread has called this method, any other thread that attempts to open the queue will block at this statement until the queue is released in the initial thread by calling the mq_close() function. <text:s/>In the case of the source code in the lab5.c file, when the sending and receiving thread<text:span text:style-name="T2">s</text:span> are created, a race is started between them for which thread will be the first to open the message queue. <text:s/>If the receiver is the first thread to open the queue then it will read that there are NO messages <text:span text:style-name="T2">(as the sender hasn’t been able to write to the queue yet) </text:span>and behave accordingly (meaning that it will release the queue and then finish its execution). <text:s/>On the other hand if the sending thread opens the queue first then it is able to add all of its messages using the mq_send() function. <text:s/>When it is done, the receiver unblocks and can now read from the written to message queue. <text:s/></text:p>
      <text:p text:style-name="P1"/>
      <text:list xml:id="list134827341789161" text:continue-numbering="true" text:style-name="L1">
        <text:list-item>
          <text:p text:style-name="P4">How did you modify it so that the correct results always produced?</text:p>
        </text:list-item>
      </text:list>
      <text:p text:style-name="P5"/>
      <text:p text:style-name="P7">There are a number of ways that you can fix this issue. <text:s/>One method would be to call the pthread_join() function in the main on the sending thread before creating the receiving thread (this would ensure that the receiver would NEVER read from the queue before the sender had written to it). <text:s/>This method seemed to simple and boring though (I mean if you’re not running in parallel why go through the trouble of using threads???). <text:s/>Instead all I did was added a delay in the receiving thread using the sleep() function before it tried and open the message queue. <text:s/>This delay had to be large enough too ensure that the sending thread had enough time to open the queue. <text:s/>This time value is not a strong constant (ie. This makes the system more soft real-time than hard real-time), but it worked perfectly for this application. <text:s/>It also avoided the use of condition variables and semaphores as was outlined in the manual.</text:p>
      <text:p text:style-name="P7"/>
      <text:p text:style-name="P6"><text:span text:style-name="T4">2</text:span><text:span text:style-name="T3">. Exercise 5.</text:span><text:span text:style-name="T4">2: <text:s/></text:span><text:span text:style-name="T6">What is the purpose of the binary semaphore in Figure 5.2?</text:span></text:p>
      <text:p text:style-name="P6"><text:span text:style-name="T6"/></text:p>
      <text:p text:style-name="P8"><text:span text:style-name="T5">The purpose of the binary semaphore is to essentially act as a condition flag for both the sender and the receiver thread of when they should perform their respective tasks of writing to and reading from the message queue. <text:s/></text:span><text:span text:style-name="T7">The way this works is that the sender and receiver take turns calling to the semaphore using the sem_post() and sem_wait() functions. <text:s/>If the semaphore is initialized to 1 (meaning that there are NO tokens initially available), by adding the sem_wait() function call to the end of the sender for loop, you can essentially hault the code execution until the semaphore is released from another location (ie. the receiver). <text:s/>In the receiver function, <text:s/>by adding the sem_post() function call after a new message has been received you can ‘unblock’ the sender to write the next message to the queue. <text:s/>The receiver does not need to be blocked, because this situation permits the receiver to open the message queue when it is empty (so long as you handle this event correctly in the code by ignoring it). <text:s/>In my case I also added a counter to that after a certain number of empty message queue opens the receiver thread will terminate itself, allowing the main thread to terminate after execution of the main code was complete.</text:span></text:p>
      <text:p text:style-name="P9"><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10:19:07.672713750</meta:creation-date>
    <dc:date>2021-03-11T11:04:02.722601140</dc:date>
    <meta:editing-duration>PT7M34S</meta:editing-duration>
    <meta:editing-cycles>2</meta:editing-cycles>
    <meta:generator>LibreOffice/6.4.6.2$Linux_X86_64 LibreOffice_project/40$Build-2</meta:generator>
    <meta:document-statistic meta:table-count="0" meta:image-count="0" meta:object-count="0" meta:page-count="1" meta:paragraph-count="7" meta:word-count="624" meta:character-count="3548" meta:non-whitespace-character-count="2913"/>
  </office:meta>
</office:document-meta>
</file>